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 svg:font-family="'Source Code Pro'" style:font-pitch="fixed"/>
    <style:font-face style:name="Cambria" svg:font-family="Cambria" style:font-family-generic="roman" style:font-pitch="variable"/>
    <style:font-face style:name="Cambria1" svg:font-family="Cambria" style:font-adornments="Bol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b4d6" officeooo:paragraph-rsid="0001b4d6"/>
    </style:style>
    <style:style style:name="P2" style:family="paragraph" style:parent-style-name="Standard">
      <style:paragraph-properties fo:text-align="justify" style:justify-single-word="false"/>
      <style:text-properties officeooo:rsid="0001b4d6" officeooo:paragraph-rsid="0001b4d6"/>
    </style:style>
    <style:style style:name="P3" style:family="paragraph" style:parent-style-name="Standard">
      <style:paragraph-properties fo:text-align="justify" style:justify-single-word="false"/>
      <style:text-properties officeooo:rsid="0001b4d6" officeooo:paragraph-rsid="0001b4d6"/>
    </style:style>
    <style:style style:name="P4" style:family="paragraph" style:parent-style-name="Standard">
      <style:paragraph-properties fo:text-align="justify" style:justify-single-word="false"/>
      <style:text-properties style:font-name="Calibri" officeooo:rsid="0001b4d6" officeooo:paragraph-rsid="0001b4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ren Ipsum</text:p>
      <text:p text:style-name="P1"/>
      <text:p text:style-name="Quotations">"Neque porro quisquam est qui dolorem ipsum quia dolor sit amet, consectetur, adipisci velit..."</text:p>
      <text:p text:style-name="Quotations">"There is no one who loves pain itself, who seeks after it and wants to have it, simply because it is pain..."</text:p>
      <text:p text:style-name="P1"/>
      <text:p text:style-name="P4">Lorem ipsum dolor sit amet, consectetur adipiscing elit. Donec eget mollis tellus. Proin ultricies magna a pretium blandit. Sed malesuada pharetra nisi a ullamcorper. Quisque eget odio tempor, vehicula lacus eu, fringilla sem. In hac habitasse platea dictumst. Morbi et ullamcorper ipsum. Nam vehicula ante ut sodales faucibus. Fusce dignissim fermentum nibh, at posuere ipsum dictum vitae.</text:p>
      <text:p text:style-name="P4"/>
      <text:p text:style-name="P2">Praesent maximus enim sed ligula placerat, vitae scelerisque nunc iaculis. Morbi non magna dui. Praesent et massa tellus. Morbi sit amet nisl nisl. Donec mollis tempus quam, id efficitur mi accumsan in. Sed porttitor nulla at cursus dignissim. Pellentesque tempus nunc sit amet ipsum luctus, vel posuere nisl vulputate. Sed vel lacus id turpis auctor placerat. Nam ut nisl faucibus, rhoncus arcu vitae, luctus justo. Aliquam erat volutpat. Nullam a nisi elit. Etiam dui eros, sollicitudin pretium purus ac, mattis aliquam libero. Pellentesque rhoncus auctor eros et euismod. Donec fringilla ex eget dui iaculis, sit amet lobortis ante vehicula. Donec convallis commodo metus porttitor gravida. Pellentesque feugiat nulla fringilla, sagittis diam sit amet, malesuada eros.</text:p>
      <text:p text:style-name="P2"/>
      <text:p text:style-name="P2">Donec vel nisi faucibus, imperdiet urna auctor, lacinia nisl. Vivamus bibendum malesuada mauris ac cursus. Ut varius, nisl vitae tincidunt commodo, metus turpis ultrices felis, a egestas nisi enim ut augue. Vivamus rutrum, augue quis faucibus luctus, magna est tristique nisi, id fermentum ligula tortor quis ante. In ultrices ante massa, non pretium risus facilisis nec. Nam ultrices viverra commodo. Nam pharetra, nisl luctus ultrices rhoncus, massa odio eleifend lorem, nec egestas nisi quam id justo. Sed molestie odio velit, id auctor magna maximus sit amet. Maecenas suscipit ornare suscipit. In maximus sem at feugiat cursus. Curabitur auctor, leo ut feugiat molestie, quam turpis mattis nunc, nec finibus nibh nibh sed leo. Sed felis metus, congue nec bibendum non, placerat at leo. Nulla quam neque, malesuada vel ante et, pharetra posuere tortor.</text:p>
      <text:p text:style-name="P2"/>
      <text:p text:style-name="P2">Ut volutpat massa tellus, in finibus lectus sagittis in. Pellentesque bibendum, quam a pharetra condimentum, tortor arcu volutpat nisl, ac cursus odio dui sed urna. Praesent elementum tempor bibendum. Mauris non ante lectus. Donec ut tortor dictum, bibendum massa a, pellentesque nunc. Aliquam viverra sodales est a tincidunt. Suspendisse tempus leo nunc, eget imperdiet nibh maximus at. Nam convallis aliquet leo et malesuada. Pellentesque sodales, nunc non rutrum varius, elit risus ullamcorper ante, ultrices pellentesque risus orci a justo. Quisque euismod id sapien sed auctor. Aliquam tincidunt lectus viverra, porttitor arcu in, aliquam diam. Suspendisse fringilla viverra ipsum, a porttitor lacus lacinia eu. Fusce ipsum purus, viverra eget nunc id, venenatis hendrerit sem. In sodales feugiat hendrerit. Proin in augue hendrerit, finibus elit vitae, porttitor tortor. Vestibulum ante ipsum primis in faucibus orci luctus et ultrices posuere cubilia Curae;</text:p>
      <text:p text:style-name="P2"><text:soft-page-break/></text:p>
      <text:p text:style-name="P2">Suspendisse posuere fermentum dapibus. Nunc interdum efficitur neque a ullamcorper. Sed vulputate leo vel porttitor placerat. Nunc sed lacus cursus, iaculis ligula in, tincidunt lectus. In congue, tortor at interdum commodo, diam sapien fringilla enim, eu pharetra tellus mi accumsan mauris. Duis tincidunt efficitur mi, eget cursus est molestie et. Sed bibendum mauris vitae metus elementum tempus. Fusce vitae luctus felis. Nam pulvinar arcu ut nulla rhoncus fermentum. Nulla facilisi. Ut nec elit vitae libero malesuada euismod. Suspendisse potenti. Ut at libero vel justo bibendum suscipit. Suspendisse viverra est eu arcu auctor, gravida tempor ipsum aliquam. Proin in accumsan est.</text:p>
      <text:p text:style-name="P2"/>
      <text:p text:style-name="P2">Aenean at commodo dolor. Ut convallis blandit egestas. Vestibulum vehicula dui in eleifend malesuada. Quisque commodo aliquet feugiat. Suspendisse ut tincidunt turpis, eu eleifend magna. Class aptent taciti sociosqu ad litora torquent per conubia nostra, per inceptos himenaeos. Fusce vitae mauris lectus. Phasellus ullamcorper lobortis dictum. Curabitur semper fermentum pharetra. Nam sit amet eros tortor. Nulla ultricies condimentum nisi. Aenean et dignissim purus. Ut gravida nulla dolor, id aliquet sem scelerisque eget.</text:p>
      <text:p text:style-name="P2"/>
      <text:p text:style-name="P2">Nullam fringilla, massa a convallis rutrum, nulla ligula scelerisque leo, euismod faucibus neque ligula eget nibh. Cras eu mi at mi ullamcorper fermentum sit amet quis neque. Nunc in enim at nibh pulvinar ultricies. Sed vehicula sapien vitae dui convallis, eu luctus diam interdum. Nulla nec sollicitudin libero. Donec in risus tortor. Mauris urna mi, congue ac feugiat eget, interdum quis felis. Suspendisse posuere urna eu porttitor iaculis. Mauris finibus tempus eros, vulputate convallis urna semper id. Donec vestibulum magna vitae fringilla semper. Curabitur sagittis nisi turpis, a rhoncus sapien mollis ut. Mauris placerat purus diam, quis porta mi ornare non.</text:p>
      <text:p text:style-name="P2"/>
      <text:p text:style-name="P2">Sed molestie mauris at dolor accumsan hendrerit imperdiet et ex. Duis et posuere nisl, at fermentum metus. Duis malesuada quis lorem tincidunt tincidunt. Pellentesque pretium mollis ligula, non vehicula diam laoreet sit amet. Aliquam in accumsan metus. Pellentesque habitant morbi tristique senectus et netus et malesuada fames ac turpis egestas. Praesent et libero dui. Quisque vulputate justo et diam egestas sodales. Fusce placerat lorem vitae augue malesuada euismod. Vestibulum non ornare diam, at laoreet felis. Suspendisse venenatis, tellus id aliquam dapibus, justo turpis scelerisque elit, at lacinia massa orci eget sem. Pellentesque diam enim, vestibulum vel egestas a, sodales vitae lacus. Suspendisse maximus malesuada maximus. Vivamus dignissim accumsan est, nec commodo quam consequat et. Etiam ac scelerisque sem.</text:p>
      <text:p text:style-name="P2"/>
      <text:p text:style-name="P2">Pellentesque pretium posuere leo. Donec orci nisl, interdum eu vulputate nec, mollis id nulla. Vestibulum sollicitudin mi vel mi condimentum, viverra feugiat felis tincidunt. Proin sed ex varius, elementum mauris eget, molestie erat. Sed maximus mollis augue, a maximus magna bibendum vel. Suspendisse ac iaculis sapien. Vestibulum nec arcu gravida, malesuada tellus nec, pretium erat. Sed semper dignissim risus sit amet feugiat. Maecenas convallis, sapien at posuere laoreet, nisi orci tempor quam, sit amet congue purus neque ut augue. Vivamus faucibus, dui molestie imperdiet aliquet, odio lacus tincidunt lectus, et aliquet arcu nisi in diam. Nullam et volutpat ante, a rutrum neque. Mauris eu facilisis est. Sed non lorem et diam feugiat pharetra.</text:p>
      <text:p text:style-name="P2"/>
      <text:p text:style-name="P2">Aliquam at odio aliquam tellus aliquet malesuada non eu urna. Nam urna arcu, pellentesque a finibus sit amet, dapibus ornare ante. Praesent vel dolor nec eros eleifend suscipit. Nunc lectus urna, sollicitudin sit amet ipsum a, porttitor ornare ex. Integer sed varius nunc, id convallis lacus. Donec <text:soft-page-break/>sollicitudin mauris at molestie molestie. In fringilla ex tempus ex accumsan, eu efficitur odio viverra. Fusce non nisl nisi. Nullam laoreet varius tempo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ource Code Pro" svg:font-family="'Source Code Pro'" style:font-pitch="fixed"/>
    <style:font-face style:name="Cambria" svg:font-family="Cambria" style:font-family-generic="roman" style:font-pitch="variable"/>
    <style:font-face style:name="Cambria1" svg:font-family="Cambria" style:font-adornments="Bol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Calibri1" fo:font-family="Calibri" style:font-style-name="Regular" style:font-family-generic="swiss" style:font-pitch="variable" style:font-size-asian="10.5pt"/>
    </style:style>
    <style:style style:name="Title" style:family="paragraph" style:parent-style-name="Heading" style:next-style-name="Text_20_body" style:class="chapter">
      <style:paragraph-properties fo:text-align="center" style:justify-single-word="false"/>
      <style:text-properties style:font-name="Cambria1" fo:font-family="Cambria" style:font-style-name="Bold" style:font-family-generic="roman"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2:35:35.812291088</meta:creation-date>
    <dc:date>2016-03-13T12:59:43.990749365</dc:date>
    <meta:editing-duration>PT9M33S</meta:editing-duration>
    <meta:editing-cycles>3</meta:editing-cycles>
    <meta:generator>LibreOffice/4.3.3.2$Linux_X86_64 LibreOffice_project/430m0$Build-2</meta:generator>
    <meta:document-statistic meta:table-count="0" meta:image-count="0" meta:object-count="0" meta:page-count="3" meta:paragraph-count="13" meta:word-count="1055" meta:character-count="7114" meta:non-whitespace-character-count="6072"/>
  </office:meta>
</office:document-meta>
</file>